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padding="0.097cm" fo:border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padding="0.097cm" fo:border="0.002cm solid #000000"/>
    </style:style>
    <style:style style:name="Table7" style:family="table">
      <style:table-properties style:width="18.918cm" table:align="margins"/>
    </style:style>
    <style:style style:name="Table7.A" style:family="table-column">
      <style:table-column-properties style:column-width="18.918cm" style:rel-column-width="65535*"/>
    </style:style>
    <style:style style:name="Table7.A1" style:family="table-cell">
      <style:table-cell-properties fo:padding="0.097cm" fo:border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8.918cm" table:align="margins"/>
    </style:style>
    <style:style style:name="Table2.A" style:family="table-column">
      <style:table-column-properties style:column-width="18.918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8.918cm" table:align="margins"/>
    </style:style>
    <style:style style:name="Table3.A" style:family="table-column">
      <style:table-column-properties style:column-width="18.918cm" style:rel-column-width="65535*"/>
    </style:style>
    <style:style style:name="Table3.A1" style:family="table-cell">
      <style:table-cell-properties fo:padding="0.097cm" fo:border="0.002cm solid #000000"/>
    </style:style>
    <style:style style:name="Table4" style:family="table">
      <style:table-properties style:width="18.918cm" table:align="margins"/>
    </style:style>
    <style:style style:name="Table4.A" style:family="table-column">
      <style:table-column-properties style:column-width="18.918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8.918cm" table:align="margins"/>
    </style:style>
    <style:style style:name="Table5.A" style:family="table-column">
      <style:table-column-properties style:column-width="18.918cm" style:rel-column-width="65535*"/>
    </style:style>
    <style:style style:name="Table5.A1" style:family="table-cell">
      <style:table-cell-properties fo:padding="0.097cm" fo:border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 fo:background-color="#99ccff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ackground-color="#99ccff">
        <style:background-image/>
      </style:paragraph-properties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background-color="#99ccff" style:text-autospace="none">
        <style:background-image/>
      </style:paragraph-properties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P10" style:family="paragraph" style:parent-style-name="Standard">
      <style:paragraph-properties fo:background-color="#99ccff" style:text-autospace="none">
        <style:background-image/>
      </style:paragraph-properties>
      <style:text-properties style:font-name="Courier New"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fo:language="de" fo:country="DE" style:text-underline-style="none" style:font-name-asian="Courier New" style:font-name-complex="Courier New"/>
    </style:style>
    <style:style style:name="T3" style:family="text">
      <style:text-properties fo:color="#0000ff" fo:language="de" fo:country="DE" style:font-name-asian="Courier New" style:font-name-complex="Courier New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color="#0000ff" style:text-underline-style="none"/>
    </style:style>
    <style:style style:name="T6" style:family="text">
      <style:text-properties fo:color="#0000ff" fo:font-weight="bold" style:font-weight-asian="bold" style:font-weight-complex="bold"/>
    </style:style>
    <style:style style:name="T7" style:family="text">
      <style:text-properties fo:color="#00ae00" fo:language="de" fo:country="DE" style:text-underline-style="none" style:font-name-asian="Courier New" style:font-name-complex="Courier New"/>
    </style:style>
    <style:style style:name="T8" style:family="text">
      <style:text-properties fo:color="#00ae00" style:text-underline-style="non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de" fo:country="DE" style:font-name-asian="Courier New" style:font-name-complex="Courier New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WSDL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8">&lt;?xml version="1.0" encoding="UTF-8" standalone="no"?&gt;</text:p>
            <text:p text:style-name="P10"><text:span text:style-name="T10">&lt;definitions name="</text:span><text:span text:style-name="T3">NCName</text:span><text:span text:style-name="T10">"</text:span></text:p>
            <text:p text:style-name="P9"><text:s/>targetNamespace="<text:span text:style-name="T5">http://decidr.de/</text:span><text:span text:style-name="T8">tenantName</text:span><text:span text:style-name="T5">/processes/NCName</text:span>" </text:p>
            <text:p text:style-name="P9"><text:s/>xmlns="http://schemas.xmlsoap.org/wsdl/" </text:p>
            <text:p text:style-name="P9"><text:s/>xmlns:http="http://schemas.xmlsoap.org/wsdl/http" <text:s text:c="2"/></text:p>
            <text:p text:style-name="P9"><text:s/>xmlns:mime="http://schemas.xmlsoap.org/wsdl/mime" <text:s text:c="2"/></text:p>
            <text:p text:style-name="P9"><text:s/>xmlns:plnk="http://docs.oasis-open.org/wsbpel/2.0/plnktype" </text:p>
            <text:p text:style-name="P9"><text:s/>xmlns:soap="http://schemas.xmlsoap.org/wsdl/soap" </text:p>
            <text:p text:style-name="P10"><text:span text:style-name="T10"><text:s/>xmlns:tns="</text:span><text:span text:style-name="T2">http://decidr.de/</text:span><text:span text:style-name="T7">tenantName</text:span><text:span text:style-name="T2">/processes/NCName</text:span><text:span text:style-name="T10">" </text:span></text:p>
            <text:p text:style-name="P9"><text:s/>xmlns:vprop="<text:bookmark-start text:name="DDE_LINK"/>http://docs.oasis-open.org/wsbpel/2.0/varprop<text:bookmark-end text:name="DDE_LINK"/>" 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&lt;types&gt;</text:p>
            <text:p text:style-name="P5"><text:s text:c="2"/>&lt;schema&gt;</text:p>
            <text:p text:style-name="P5"><text:s text:c="4"/>&lt;element name=“<text:span text:style-name="T9">startProcess</text:span>“ type=“<text:span text:style-name="T9">startMessage</text:span>“ /&gt;</text:p>
            <text:p text:style-name="P5"><text:s text:c="4"/>&lt;complexType name=“<text:span text:style-name="T9">startMessage</text:span>“&gt;</text:p>
            <text:p text:style-name="P5"><text:s text:c="6"/>&lt;all&gt;</text:p>
            <text:p text:style-name="P5"><text:s text:c="10"/>&lt;element name=“<text:span text:style-name="T9">DWDLVariableName</text:span>“ type=“<text:span text:style-name="T9">integer</text:span>“ /&gt;</text:p>
            <text:p text:style-name="P5"><text:s text:c="10"/>&lt;element name=“<text:span text:style-name="T9">DWDLVariableName</text:span>“ type=“<text:span text:style-name="T9">float</text:span>“ /&gt;</text:p>
            <text:p text:style-name="P5"><text:s text:c="10"/>&lt;element name=“<text:span text:style-name="T9">DWDLVariableName</text:span>“ type=“<text:span text:style-name="T9">string</text:span>“ /&gt;</text:p>
            <text:p text:style-name="P5"><text:s text:c="10"/>&lt;element name=“<text:span text:style-name="T9">DWDLVariableName</text:span>“ type=“<text:span text:style-name="T9">boolean</text:span>“ /&gt;</text:p>
            <text:p text:style-name="P5"><text:s text:c="10"/>&lt;element name=“<text:span text:style-name="T9">DWDLVariableName</text:span>“ type=“<text:span text:style-name="T9">date</text:span>“ /&gt;</text:p>
            <text:p text:style-name="P5"><text:s text:c="10"/>&lt;element name=“<text:span text:style-name="T9">DWDLVariableName</text:span>“ type=“<text:span text:style-name="T9">anyURI</text:span>“ /&gt;</text:p>
            <text:p text:style-name="P5"><text:s text:c="10"/>&lt;element name=“<text:span text:style-name="T9">DWDLVariableName</text:span>“ type=“<text:span text:style-name="T9">list-integer</text:span>“ /&gt;</text:p>
            <text:p text:style-name="P5"><text:s text:c="10"/>&lt;element name=“<text:span text:style-name="T9">DWDLVariableName</text:span>“ type=“<text:span text:style-name="T9">list-float</text:span>“ /&gt;</text:p>
            <text:p text:style-name="P5"><text:s text:c="10"/>&lt;element name=“<text:span text:style-name="T9">DWDLVariableName</text:span>“ type=“<text:span text:style-name="T9">list-string</text:span>“ /&gt;</text:p>
            <text:p text:style-name="P5"><text:s text:c="10"/>&lt;element name=“<text:span text:style-name="T9">DWDLVariableName</text:span>“ type=“<text:span text:style-name="T9">list-boolean</text:span>“ /&gt;</text:p>
            <text:p text:style-name="P5"><text:s text:c="10"/>&lt;element name=“<text:span text:style-name="T9">DWDLVariableName</text:span>“ type=“<text:span text:style-name="T9">list-date</text:span>“ /&gt;</text:p>
            <text:p text:style-name="P5"><text:s text:c="10"/>&lt;element name=“<text:span text:style-name="T9">DWDLVariableName</text:span>“ type=“<text:span text:style-name="T9">list-anyURI</text:span>“ /&gt;</text:p>
            <text:p text:style-name="P5"><text:s text:c="10"/>&lt;element name=“<text:span text:style-name="T9">DWDLVariableName</text:span>“ type=“<text:span text:style-name="T9">list-anyURI</text:span>“ /&gt;</text:p>
            <text:p text:style-name="P5"><text:s text:c="10"/>&lt;element name=“<text:span text:style-name="T9">actor</text:span>“ type=“<text:span text:style-name="T9">tActor</text:span>“/&gt;</text:p>
            <text:p text:style-name="P5"><text:s text:c="10"/>&lt;element name=“<text:span text:style-name="T9">role</text:span>“ type=“<text:span text:style-name="T9">tRole</text:span>“/&gt;</text:p>
            <text:p text:style-name="P5"><text:s text:c="6"/>&lt;/all&gt;</text:p>
            <text:p text:style-name="P5"><text:s text:c="4"/>&lt;/complexType&gt;</text:p>
            <text:p text:style-name="P5"><text:s text:c="2"/>&lt;/schema&gt;</text:p>
            <text:p text:style-name="P5">&lt;/types&gt;</text:p>
            <text:p text:style-name="P5"/>
          </table:table-cell>
        </table:table-row>
      </table:table>
      <text:p text:style-name="P2"/>
      <table:table table:name="Table7" table:style-name="Table7">
        <table:table-column table:style-name="Table7.A"/>
        <table:table-row>
          <table:table-cell table:style-name="Table7.A1" office:value-type="string">
            <text:p text:style-name="P6">&lt;message name="<text:span text:style-name="T9">processIn</text:span>"&gt;</text:p>
            <text:p text:style-name="P6"><text:s text:c="2"/>&lt;part name="<text:span text:style-name="T9">payload</text:span>" element="<text:span text:style-name="T9">startProcess</text:span>"/&gt;</text:p>
            <text:p text:style-name="P6">&lt;/message&gt;</text:p>
          </table:table-cell>
        </table:table-row>
      </table:table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&lt;partnerLinkType name="<text:span text:style-name="T12">ProcessPLT</text:span>"&gt;</text:p>
            <text:p text:style-name="P6"><text:s text:c="2"/>&lt;role name="<text:span text:style-name="T9">processProvider</text:span>" portType="<text:span text:style-name="T1">NCName</text:span><text:span text:style-name="T9">PortType</text:span>" /&gt;</text:p>
            <text:p text:style-name="P6">&lt;/partnerLinkType&gt;</text:p>
          </table:table-cell>
        </table:table-row>
      </table:table>
      <text:p text:style-name="P2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6">&lt;portType name="<text:span text:style-name="T1">NCName</text:span><text:span text:style-name="T9">PortType</text:span>"&gt;</text:p>
            <text:p text:style-name="P6"><text:s text:c="2"/>&lt;operation name="<text:span text:style-name="T9">startProcess</text:span>"&gt;</text:p>
            <text:p text:style-name="P6"><text:s text:c="4"/>&lt;input message="<text:span text:style-name="T9">processIn</text:span>"/&gt;</text:p>
            <text:p text:style-name="P6"><text:s text:c="2"/>&lt;/operation&gt;</text:p>
            <text:p text:style-name="P6">&lt;/portType&gt;</text:p>
          </table:table-cell>
        </table:table-row>
      </table:table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&lt;service name="<text:span text:style-name="T1">NCName</text:span><text:span text:style-name="T11">-</text:span>Service"&gt;</text:p>
            <text:p text:style-name="P6"><text:s text:c="2"/>&lt;port name="<text:span text:style-name="T1">NCName</text:span><text:span text:style-name="T9">PortType</text:span>" binding="<text:span text:style-name="T1">NCName</text:span><text:span text:style-name="T9">SoapBinding</text:span>"&gt;</text:p>
            <text:p text:style-name="P6"><text:s text:c="4"/>&lt;address location=""/&gt;</text:p>
            <text:p text:style-name="P6"><text:s text:c="2"/>&lt;/port&gt;</text:p>
            <text:p text:style-name="P6"><text:s text:c="2"/>&lt;port name=“<text:span text:style-name="T9">HumanTask-CallbackPT“ </text:span><text:span text:style-name="T13">binding=“</text:span><text:span text:style-name="T9">SoapCallbackBinding“</text:span><text:span text:style-name="T13">&gt;</text:span></text:p>
            <text:p text:style-name="P7"><text:s text:c="4"/>&lt;address location=““ /&gt;</text:p>
            <text:p text:style-name="P7"><text:s text:c="2"/>&lt;/port&gt;</text:p>
            <text:p text:style-name="P6">&lt;/service&gt;</text:p>
          </table:table-cell>
        </table:table-row>
      </table:table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6">&lt;binding name="<text:span text:style-name="T1">NCName</text:span><text:span text:style-name="T9">SoapBinding</text:span>" type="<text:span text:style-name="T1">NCName</text:span><text:span text:style-name="T12">PortType</text:span>"&gt;</text:p>
            <text:p text:style-name="P6"><text:s text:c="2"/>&lt;soap:binding </text:p>
            <text:p text:style-name="P6"><text:s text:c="3"/>style="document" </text:p>
            <text:p text:style-name="P6"><text:s text:c="3"/>transport="http://schemas.xmlsoap.org/soap/http"/&gt;</text:p>
            <text:p text:style-name="P6"><text:s text:c="2"/>&lt;operation name="<text:span text:style-name="T9">startProcess</text:span>"&gt;</text:p>
            <text:p text:style-name="P6"><text:s text:c="4"/>&lt;soap:operation/&gt;</text:p>
            <text:p text:style-name="P6"><text:s text:c="4"/>&lt;input&gt;</text:p>
            <text:p text:style-name="P6"><text:s text:c="6"/>&lt;soap:body use="literal"/&gt;</text:p>
            <text:p text:style-name="P6"><text:s text:c="4"/>&lt;/input&gt;</text:p>
            <text:p text:style-name="P6"><text:s text:c="2"/>&lt;/operation&gt;</text:p>
            <text:p text:style-name="P6">&lt;/binding&gt;</text:p>
            <text:p text:style-name="P6">&lt;binding name=“<text:span text:style-name="T9">SoapCallbackBinding</text:span>“ type=“<text:span text:style-name="T1">NCName</text:span><text:span text:style-name="T9">-Callback-PortType</text:span>“&gt;</text:p>
            <text:p text:style-name="P6"><text:s text:c="2"/>&lt;soap:binding </text:p>
            <text:p text:style-name="P6"><text:s text:c="3"/>style="document" </text:p>
            <text:p text:style-name="P6"><text:s text:c="3"/>transport="http://schemas.xmlsoap.org/soap/http"/&gt;</text:p>
            <text:p text:style-name="P6"><text:s text:c="2"/>&lt;operation name="<text:span text:style-name="T12">sendTaskData</text:span>"&gt;</text:p>
            <text:p text:style-name="P6"><text:s text:c="4"/>&lt;soap:operation/&gt;</text:p>
            <text:p text:style-name="P6"><text:s text:c="4"/>&lt;input&gt;</text:p>
            <text:p text:style-name="P6"><text:s text:c="6"/>&lt;soap:body use="literal"/&gt;</text:p>
            <text:p text:style-name="P6"><text:s text:c="4"/>&lt;/input&gt;</text:p>
            <text:p text:style-name="P6"><text:s text:c="2"/>&lt;/operation&gt;</text:p>
            <text:p text:style-name="P6">&lt;/binding&gt;</text:p>
          </table:table-cell>
        </table:table-row>
      </table:table>
      <text:p text:style-name="P3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&lt;property name=“<text:span text:style-name="T4">DWDLVariableName</text:span>“ type=“<text:span text:style-name="T1">DWDLVariableType</text:span>“&gt;</text:p>
          </table:table-cell>
        </table:table-row>
      </table:table>
      <text:p text:style-name="P3"/>
      <table:table table:name="Table6" table:style-name="Table6">
        <table:table-column table:style-name="Table6.A"/>
        <table:table-row>
          <table:table-cell table:style-name="Table6.A1" office:value-type="string">
            <text:p text:style-name="P6">&lt;propertyAlias </text:p>
            <text:p text:style-name="P6"><text:s/>propertyName="<text:span text:style-name="T4">DWDLVariableName</text:span>"</text:p>
            <text:p text:style-name="P6"><text:s/>messageType="<text:span text:style-name="T9">startMessage</text:span>" /&gt;</text:p>
            <text:p text:style-name="P6">&lt;/propertyAlias&gt;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10-21T13:37:45</dc:date>
    <meta:editing-duration>PT23H29M21S</meta:editing-duration>
    <meta:editing-cycles>170</meta:editing-cycles>
    <meta:generator>OpenOffice.org/3.1$Linux OpenOffice.org_project/310m19$Build-9420</meta:generator>
    <meta:document-statistic meta:table-count="9" meta:image-count="0" meta:object-count="0" meta:page-count="2" meta:paragraph-count="81" meta:word-count="162" meta:character-count="2866"/>
    <meta:user-defined meta:name="Info 1"/>
    <meta:user-defined meta:name="Info 2"/>
    <meta:user-defined meta:name="Info 3"/>
    <meta:user-defined meta:name="Info 4"/>
  </office:meta>
</office:document-meta>
</file>